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3.53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759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1.115cm" fo:min-width="7.81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9.025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c9211e"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draw:fill-color="#ffff00" draw:textarea-horizontal-align="justify" draw:textarea-vertical-align="middle" draw:auto-grow-height="false" fo:min-height="0.639cm" fo:min-width="0.555cm"/>
    </style:style>
    <style:style style:name="gr22"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c9211e"/>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font-size="14pt" style:font-size-asian="14pt"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0" style:family="text">
      <style:text-properties fo:font-size="7.5pt" style:font-size-asian="7.5pt" style:font-size-complex="7.5pt"/>
    </style:style>
    <style:style style:name="T11"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2"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5</text:span><text:span text:style-name="T2">月</text:span><text:span text:style-name="T2">30</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3.789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draw:text-box>
        </draw:frame>
        <draw:frame draw:style-name="gr5" draw:text-style-name="P7" draw:layer="layout" svg:width="9.845cm" svg:height="15.009cm" svg:x="0.012cm" svg:y="3.9cm">
          <draw:text-box>
            <text:p text:style-name="P4"><text:span text:style-name="T8">利益输送万和集团</text:span></text:p>
            <text:p text:style-name="P4"><text:span text:style-name="T9">实控股东万和集团为团贷网</text:span><text:span text:style-name="T9">2017</text:span><text:span text:style-name="T9">年底至</text:span><text:span text:style-name="T9">2019</text:span><text:span text:style-name="T9">年初的</text:span><text:span text:style-name="T2">实控股东</text:span></text:p>
            <text:p text:style-name="P4"><text:span text:style-name="T2"/></text:p>
            <text:p text:style-name="P4"><text:span text:style-name="T2"/></text:p>
            <text:p text:style-name="P4"><text:span text:style-name="T2"/></text:p>
            <text:p text:style-name="P4"><text:span text:style-name="T8">有</text:span><text:span text:style-name="T8">99%</text:span><text:span text:style-name="T8">股权万和剥离团贷网</text:span></text:p>
            <text:p text:style-name="P4"><text:span text:style-name="T2">违规转让全部团贷网股权</text:span></text:p>
            <text:p text:style-name="P4"><text:span text:style-name="T8">广州金融办</text:span></text:p>
            <text:p text:style-name="P4"><text:span text:style-name="T2">说明政府人员不允许宣传团贷网</text:span></text:p>
            <text:p text:style-name="P4"><text:span text:style-name="T8">3.15</text:span><text:span text:style-name="T8">大奖</text:span></text:p>
            <text:p text:style-name="P4"><text:span text:style-name="T2">东莞政府继续颁发</text:span><text:span text:style-name="T2">3.15</text:span><text:span text:style-name="T2">大奖</text:span></text:p>
            <text:p text:style-name="P4"><text:span text:style-name="T8">质押股权</text:span><text:span text:style-name="T8">40</text:span><text:span text:style-name="T8">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8">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8">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8">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8">东莞政府诱导报案</text:span></text:p>
            <text:p text:style-name="P6"><text:span text:style-name="T2">为把团贷网坐实，通过电话等催促借款人报案</text:span></text:p>
            <text:p text:style-name="P6"><text:span text:style-name="T8">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8">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2"/></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315cm" svg:height="11.365cm" svg:x="18.211cm" svg:y="7.507cm">
          <draw:text-box>
            <text:p text:style-name="P8"><text:span text:style-name="T8">团贷网平台</text:span></text:p>
            <text:p text:style-name="P8"><text:span text:style-name="T2">三月份标的集中提前还款，为腐败分子提前下车套现</text:span></text:p>
            <text:p text:style-name="P8"><text:span text:style-name="T8">老周爆料</text:span></text:p>
            <text:p text:style-name="P8"><text:span text:style-name="T2">红岭创投老周直播爆料团贷网暴雷</text:span></text:p>
            <text:p text:style-name="P8"><text:span text:style-name="T2"/></text:p>
            <text:p text:style-name="P8"><text:span text:style-name="T2"/></text:p>
            <text:p text:style-name="P8"><text:span text:style-name="T2"/></text:p>
            <text:p text:style-name="P8"><text:span text:style-name="T2"/></text:p>
            <text:p text:style-name="P8"><text:span text:style-name="T8">史玉柱套现</text:span><text:span text:style-name="T8">8</text:span><text:span text:style-name="T8">个亿</text:span></text:p>
            <text:p text:style-name="P8"><text:span text:style-name="T2">史老板私人秘书高位套现</text:span><text:span text:style-name="T2">8</text:span><text:span text:style-name="T2">个亿</text:span></text:p>
            <text:p text:style-name="P8"><text:span text:style-name="T8">九鼎投资称已经退出</text:span></text:p>
            <text:p text:style-name="P8"><text:span text:style-name="T2">B</text:span><text:span text:style-name="T2">轮融资九鼎投资发公告称已退出团贷网全部项目</text:span></text:p>
            <text:p text:style-name="P8"><text:span text:style-name="T8">小黄狗</text:span></text:p>
            <text:p text:style-name="P8"><text:span text:style-name="T2">暴雷第一天就澄清和团贷网没有任何资金来往</text:span></text:p>
            <text:p text:style-name="P8"><text:span text:style-name="T8">东莞政府</text:span></text:p>
            <text:p text:style-name="P8"><text:span text:style-name="T2">解散原有催收队伍，大力度封</text:span><text:span text:style-name="T2">qq</text:span><text:span text:style-name="T2">微信群，对出借人跟踪</text:span></text:p>
            <text:p text:style-name="P8"><text:span text:style-name="T2">要求广东省出借人签署不能到各地上访书</text:span></text:p>
            <text:p text:style-name="P8"><text:span text:style-name="T8">卧底，老赖散播谣言</text:span></text:p>
            <text:p text:style-name="P8"><text:span text:style-name="T2">400</text:span><text:span text:style-name="T2">亿代收、线上线下、牛草、真假标，扰乱维权方向</text:span></text:p>
            <text:p text:style-name="P8"><text:span text:style-name="T8">东莞政府</text:span></text:p>
            <text:p text:style-name="P8"><text:span text:style-name="T2">发布团贷网是非法集资，东莞政府不买单</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9.275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州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0">100%</text:span><text:span text:style-name="T10">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0">99.74%</text:span><text:span text:style-name="T10">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0">广东鸿特互联网科技</text:span></text:p>
          <text:p text:style-name="P1"><text:span text:style-name="T10">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0">广东鸿特资产</text:span></text:p>
          <text:p text:style-name="P1"><text:span text:style-name="T10">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1">广东鸿特</text:span><text:span text:style-name="T10">普惠金融</text:span></text:p>
          <text:p text:style-name="P1"><text:span text:style-name="T10">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0">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0">全</text:span><text:span text:style-name="T10"><text:line-break/></text:span><text:span text:style-name="T10">资</text:span><text:span text:style-name="T10"><text:line-break/></text:span><text:span text:style-name="T10">子</text:span><text:span text:style-name="T10"><text:line-break/></text:span><text:span text:style-name="T10">公</text:span><text:span text:style-name="T10"><text:line-break/></text:span><text:span text:style-name="T10">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0">上市子公司</text:span></text:p>
          </draw:text-box>
        </draw:frame>
        <draw:frame draw:style-name="gr20" draw:text-style-name="P13" draw:layer="layout" svg:width="1.569cm" svg:height="2.715cm" svg:x="14.725cm" svg:y="3.899cm">
          <draw:text-box>
            <text:p><text:span text:style-name="T10">图</text:span><text:span text:style-name="T10">1</text:span><text:span text:style-name="T10">：</text:span></text:p>
            <text:p><text:span text:style-name="T10">广东万和</text:span></text:p>
            <text:p><text:span text:style-name="T10">集团与团</text:span></text:p>
            <text:p><text:span text:style-name="T10">贷网及其</text:span></text:p>
            <text:p><text:span text:style-name="T10">相关资产</text:span></text:p>
            <text:p><text:span text:style-name="T10">端的股权</text:span></text:p>
            <text:p><text:span text:style-name="T10">关系图</text:span></text:p>
          </draw:text-box>
        </draw:frame>
        <draw:custom-shape draw:style-name="gr21" draw:text-style-name="P16" draw:layer="layout" svg:width="2.6cm" svg:height="2.2cm" svg:x="12.8cm" svg:y="12cm">
          <text:p text:style-name="P1"><text:span text:style-name="T12">爆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2"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6H29M29S</meta:editing-duration>
    <meta:editing-cycles>329</meta:editing-cycles>
    <meta:generator>LibreOffice/6.1.5.2$Windows_x86 LibreOffice_project/90f8dcf33c87b3705e78202e3df5142b201bd805</meta:generator>
    <dc:date>2019-06-16T10:25:47.220000000</dc:date>
    <meta:document-statistic meta:object-count="87"/>
  </office:meta>
</office:document-meta>
</file>